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516666666666667">
            <text:p>52%</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0.0666666666666667">
            <text:p>7%</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838888888888889">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516666666666667">
            <text:p>52%</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848148148148148">
            <text:p>85%</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0.518518518518518">
            <text:p>52%</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312893081761006">
            <text:p>31%</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169811320754717">
            <text:p>17%</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0833333333333333">
            <text:p>1%</text:p>
          </table:table-cell>
          <table:table-cell table:style-name="ce7" table:formula="of:=COUNTIF([.C4:.C153];&quot;x&quot;)/[.D3]" office:value-type="percentage" office:value="0.1">
            <text:p>10%</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8">07/18/2018</text:date>, <text:time>23:28: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8T23:28:50.25</dc:date>
    <dc:creator>Keith D Commiskey</dc:creator>
    <meta:editing-duration>P7DT3H42M19S</meta:editing-duration>
    <meta:editing-cycles>132</meta:editing-cycles>
    <meta:generator>OpenOffice/4.1.5$Win32 OpenOffice.org_project/415m1$Build-9789</meta:generator>
    <meta:document-statistic meta:table-count="11" meta:cell-count="3676" meta:object-count="0"/>
  </office:meta>
</office:document-meta>
</file>